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07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1.211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1.4772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1.2638in"/>
    </style:style>
    <style:style style:name="co12" style:family="table-column">
      <style:table-column-properties fo:break-before="auto" style:column-width="1.4591in"/>
    </style:style>
    <style:style style:name="co13" style:family="table-column">
      <style:table-column-properties fo:break-before="auto" style:column-width="1.3047in"/>
    </style:style>
    <style:style style:name="co14" style:family="table-column">
      <style:table-column-properties fo:break-before="auto" style:column-width="1.072in"/>
    </style:style>
    <style:style style:name="co15" style:family="table-column">
      <style:table-column-properties fo:break-before="auto" style:column-width="1.1984in"/>
    </style:style>
    <style:style style:name="co16" style:family="table-column">
      <style:table-column-properties fo:break-before="auto" style:column-width="1.152in"/>
    </style:style>
    <style:style style:name="co17" style:family="table-column">
      <style:table-column-properties fo:break-before="auto" style:column-width="1.30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batter</text:p>
          </table:table-cell>
          <table:table-cell office:value-type="string">
            <text:p>totalBatterStrikeoutRate</text:p>
          </table:table-cell>
          <table:table-cell office:value-type="string">
            <text:p>totalBatterWalkRate</text:p>
          </table:table-cell>
          <table:table-cell office:value-type="string">
            <text:p>totalBatterwOBA</text:p>
          </table:table-cell>
          <table:table-cell office:value-type="string">
            <text:p>bats</text:p>
          </table:table-cell>
          <table:table-cell office:value-type="string">
            <text:p>BsRperGame</text:p>
          </table:table-cell>
          <table:table-cell office:value-type="string">
            <text:p>DefperInn</text:p>
          </table:table-cell>
          <table:table-cell office:value-type="string">
            <text:p>EffSORatevsStart</text:p>
          </table:table-cell>
          <table:table-cell office:value-type="string">
            <text:p>EffWalkRatevsStarter</text:p>
          </table:table-cell>
          <table:table-cell office:value-type="string">
            <text:p>EffwOBAvsStarter</text:p>
          </table:table-cell>
          <table:table-cell office:value-type="string">
            <text:p>totalwOBAvsStarter</text:p>
          </table:table-cell>
          <table:table-cell/>
          <table:table-cell office:value-type="string">
            <text:p>EffSORatevsBP</text:p>
          </table:table-cell>
          <table:table-cell office:value-type="string">
            <text:p>EffWalkRatevsBP</text:p>
          </table:table-cell>
          <table:table-cell office:value-type="string">
            <text:p>EffwOBAvsBP</text:p>
          </table:table-cell>
          <table:table-cell office:value-type="string">
            <text:p>totalwOBAvsBP</text:p>
          </table:table-cell>
          <table:table-cell/>
        </table:table-row>
        <table:table-row table:style-name="ro2">
          <table:table-cell office:value-type="float" office:value="501985">
            <text:p>501985</text:p>
          </table:table-cell>
          <table:table-cell office:value-type="float" office:value="0.223052430048662">
            <text:p>0.22305243</text:p>
          </table:table-cell>
          <table:table-cell office:value-type="float" office:value="0.0826676259095969">
            <text:p>0.0826676259</text:p>
          </table:table-cell>
          <table:table-cell office:value-type="float" office:value="0.365973176327555">
            <text:p>0.3659731763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formula="of:=[.B2]*[.B$13]/0.223" office:value-type="float" office:value="0.127977938861052">
            <text:p>0.1279779389</text:p>
          </table:table-cell>
          <table:table-cell table:formula="of:=[.C2]*[.C$13]/0.085" office:value-type="float" office:value="0.0474948204134704">
            <text:p>0.0474948204</text:p>
          </table:table-cell>
          <table:table-cell table:formula="of:=[.D2]*[.D$13]/0.362*[.A17]" office:value-type="float" office:value="0.386563662522398">
            <text:p>0.3865636625</text:p>
          </table:table-cell>
          <table:table-cell table:formula="of:=[.I2]*0.7+(1-[.H2]-[.I2])*[.J2]" office:value-type="float" office:value="0.351978644313757">
            <text:p>0.3519786443</text:p>
          </table:table-cell>
          <table:table-cell/>
          <table:table-cell table:formula="of:=[.B2]*[.B$14]/0.223" office:value-type="float" office:value="0.287997268229977">
            <text:p>0.2879972682</text:p>
          </table:table-cell>
          <table:table-cell table:formula="of:=[.C2]*[.C$14]/0.085" office:value-type="float" office:value="0.072123058470488">
            <text:p>0.0721230585</text:p>
          </table:table-cell>
          <table:table-cell table:formula="of:=[.D2]*[.D$14]/0.362" office:value-type="float" office:value="0.365027578760276">
            <text:p>0.3650275788</text:p>
          </table:table-cell>
          <table:table-cell table:formula="of:=0.7*[.N2]+(1-[.M2]-[.N2])*[.O2]" office:value-type="float" office:value="0.284059868771788">
            <text:p>0.2840598688</text:p>
          </table:table-cell>
          <table:table-cell/>
        </table:table-row>
        <table:table-row table:style-name="ro2">
          <table:table-cell office:value-type="float" office:value="542194">
            <text:p>542194</text:p>
          </table:table-cell>
          <table:table-cell office:value-type="float" office:value="0.250313743243243">
            <text:p>0.2503137432</text:p>
          </table:table-cell>
          <table:table-cell office:value-type="float" office:value="0.081625555655702">
            <text:p>0.0816255557</text:p>
          </table:table-cell>
          <table:table-cell office:value-type="float" office:value="0.356436746987952">
            <text:p>0.356436747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formula="of:=[.B3]*[.B$13]/0.223" office:value-type="float" office:value="0.143619313727611">
            <text:p>0.1436193137</text:p>
          </table:table-cell>
          <table:table-cell table:formula="of:=[.C3]*[.C$13]/0.085" office:value-type="float" office:value="0.0468961224464926">
            <text:p>0.0468961224</text:p>
          </table:table-cell>
          <table:table-cell table:formula="of:=[.D3]*[.D$13]/0.362*[.A17]" office:value-type="float" office:value="0.376490691902268">
            <text:p>0.3764906919</text:p>
          </table:table-cell>
          <table:table-cell table:formula="of:=[.I3]*0.7+(1-[.H3]-[.I3])*[.J3]" office:value-type="float" office:value="0.337590689231562">
            <text:p>0.3375906892</text:p>
          </table:table-cell>
          <table:table-cell/>
          <table:table-cell table:formula="of:=[.B3]*[.B$14]/0.223" office:value-type="float" office:value="0.323196094473153">
            <text:p>0.3231960945</text:p>
          </table:table-cell>
          <table:table-cell table:formula="of:=[.C3]*[.C$14]/0.085" office:value-type="float" office:value="0.0712139082073099">
            <text:p>0.0712139082</text:p>
          </table:table-cell>
          <table:table-cell table:formula="of:=[.D3]*[.D$14]/0.362" office:value-type="float" office:value="0.355515789544506">
            <text:p>0.3555157895</text:p>
          </table:table-cell>
          <table:table-cell table:formula="of:=0.7*[.N3]+(1-[.M3]-[.N3])*[.O3]" office:value-type="float" office:value="0.265146541782427">
            <text:p>0.2651465418</text:p>
          </table:table-cell>
          <table:table-cell/>
        </table:table-row>
        <table:table-row table:style-name="ro2">
          <table:table-cell office:value-type="float" office:value="572008">
            <text:p>572008</text:p>
          </table:table-cell>
          <table:table-cell office:value-type="float" office:value="0.238730237510823">
            <text:p>0.2387302375</text:p>
          </table:table-cell>
          <table:table-cell office:value-type="float" office:value="0.0570220759331764">
            <text:p>0.0570220759</text:p>
          </table:table-cell>
          <table:table-cell office:value-type="float" office:value="0.333052951971061">
            <text:p>0.333052952</text:p>
          </table:table-cell>
          <table:table-cell office:value-type="string">
            <text:p>R</text:p>
          </table:table-cell>
          <table:table-cell office:value-type="float" office:value="0.00144000871941915">
            <text:p>0.0014400087</text:p>
          </table:table-cell>
          <table:table-cell office:value-type="float" office:value="0">
            <text:p>0</text:p>
          </table:table-cell>
          <table:table-cell table:formula="of:=[.B4]*[.B$13]/0.223" office:value-type="float" office:value="0.136973193853029">
            <text:p>0.1369731939</text:p>
          </table:table-cell>
          <table:table-cell table:formula="of:=[.C4]*[.C$13]/0.085" office:value-type="float" office:value="0.0327607479500035">
            <text:p>0.032760748</text:p>
          </table:table-cell>
          <table:table-cell table:formula="of:=[.D4]*[.D$13]/0.362*[.A17]" office:value-type="float" office:value="0.351791271206715">
            <text:p>0.3517912712</text:p>
          </table:table-cell>
          <table:table-cell table:formula="of:=[.I4]*0.7+(1-[.H4]-[.I4])*[.J4]" office:value-type="float" office:value="0.315012875617902">
            <text:p>0.3150128756</text:p>
          </table:table-cell>
          <table:table-cell/>
          <table:table-cell table:formula="of:=[.B4]*[.B$14]/0.223" office:value-type="float" office:value="0.30823988885488">
            <text:p>0.3082398889</text:p>
          </table:table-cell>
          <table:table-cell table:formula="of:=[.C4]*[.C$14]/0.085" office:value-type="float" office:value="0.0497486951074962">
            <text:p>0.0497486951</text:p>
          </table:table-cell>
          <table:table-cell table:formula="of:=[.D4]*[.D$14]/0.362" office:value-type="float" office:value="0.332192413326346">
            <text:p>0.3321924133</text:p>
          </table:table-cell>
          <table:table-cell table:formula="of:=0.7*[.N4]+(1-[.M4]-[.N4])*[.O4]" office:value-type="float" office:value="0.24809540825185">
            <text:p>0.2480954083</text:p>
          </table:table-cell>
          <table:table-cell/>
        </table:table-row>
        <table:table-row table:style-name="ro2">
          <table:table-cell office:value-type="float" office:value="571976">
            <text:p>571976</text:p>
          </table:table-cell>
          <table:table-cell office:value-type="float" office:value="0.27021411435234">
            <text:p>0.2702141144</text:p>
          </table:table-cell>
          <table:table-cell office:value-type="float" office:value="0.0891396941721402">
            <text:p>0.0891396942</text:p>
          </table:table-cell>
          <table:table-cell office:value-type="float" office:value="0.427589494792179">
            <text:p>0.4275894948</text:p>
          </table:table-cell>
          <table:table-cell office:value-type="string">
            <text:p>R</text:p>
          </table:table-cell>
          <table:table-cell office:value-type="float" office:value="0.00349908493443602">
            <text:p>0.0034990849</text:p>
          </table:table-cell>
          <table:table-cell office:value-type="float" office:value="-0.00533623405851463">
            <text:p>-0.0053362341</text:p>
          </table:table-cell>
          <table:table-cell table:formula="of:=[.B5]*[.B$13]/0.223" office:value-type="float" office:value="0.155037295036116">
            <text:p>0.155037295</text:p>
          </table:table-cell>
          <table:table-cell table:formula="of:=[.C5]*[.C$13]/0.085" office:value-type="float" office:value="0.0512132012965668">
            <text:p>0.0512132013</text:p>
          </table:table-cell>
          <table:table-cell table:formula="of:=[.D5]*[.D$13]/0.362*[.A17]" office:value-type="float" office:value="0.451646655696502">
            <text:p>0.4516466557</text:p>
          </table:table-cell>
          <table:table-cell table:formula="of:=[.I5]*0.7+(1-[.H5]-[.I5])*[.J5]" office:value-type="float" office:value="0.394343549699699">
            <text:p>0.3943435497</text:p>
          </table:table-cell>
          <table:table-cell/>
          <table:table-cell table:formula="of:=[.B5]*[.B$14]/0.223" office:value-type="float" office:value="0.348890737274993">
            <text:p>0.3488907373</text:p>
          </table:table-cell>
          <table:table-cell table:formula="of:=[.C5]*[.C$14]/0.085" office:value-type="float" office:value="0.0777695900188218">
            <text:p>0.07776959</text:p>
          </table:table-cell>
          <table:table-cell table:formula="of:=[.D5]*[.D$14]/0.362" office:value-type="float" office:value="0.426484693642197">
            <text:p>0.4264846936</text:p>
          </table:table-cell>
          <table:table-cell table:formula="of:=0.7*[.N5]+(1-[.M5]-[.N5])*[.O5]" office:value-type="float" office:value="0.29895930768019">
            <text:p>0.2989593077</text:p>
          </table:table-cell>
          <table:table-cell/>
        </table:table-row>
        <table:table-row table:style-name="ro2">
          <table:table-cell office:value-type="float" office:value="545358">
            <text:p>545358</text:p>
          </table:table-cell>
          <table:table-cell office:value-type="float" office:value="0.261077043709599">
            <text:p>0.2610770437</text:p>
          </table:table-cell>
          <table:table-cell office:value-type="float" office:value="0.101513325861053">
            <text:p>0.1015133259</text:p>
          </table:table-cell>
          <table:table-cell office:value-type="float" office:value="0.374331954321225">
            <text:p>0.3743319543</text:p>
          </table:table-cell>
          <table:table-cell office:value-type="string">
            <text:p>R</text:p>
          </table:table-cell>
          <table:table-cell office:value-type="float" office:value="-0.00298">
            <text:p>-0.00298</text:p>
          </table:table-cell>
          <table:table-cell office:value-type="float" office:value="0.00385821836143757">
            <text:p>0.0038582184</text:p>
          </table:table-cell>
          <table:table-cell table:formula="of:=[.B6]*[.B$13]/0.223" office:value-type="float" office:value="0.149794834921108">
            <text:p>0.1497948349</text:p>
          </table:table-cell>
          <table:table-cell table:formula="of:=[.C6]*[.C$13]/0.085" office:value-type="float" office:value="0.0583221923733157">
            <text:p>0.0583221924</text:p>
          </table:table-cell>
          <table:table-cell table:formula="of:=[.D6]*[.D$13]/0.362*[.A17]" office:value-type="float" office:value="0.395392724444009">
            <text:p>0.3953927244</text:p>
          </table:table-cell>
          <table:table-cell table:formula="of:=[.I6]*0.7+(1-[.H6]-[.I6])*[.J6]" office:value-type="float" office:value="0.3539303006802">
            <text:p>0.3539303007</text:p>
          </table:table-cell>
          <table:table-cell/>
          <table:table-cell table:formula="of:=[.B6]*[.B$14]/0.223" office:value-type="float" office:value="0.337093280577661">
            <text:p>0.3370932806</text:p>
          </table:table-cell>
          <table:table-cell table:formula="of:=[.C6]*[.C$14]/0.085" office:value-type="float" office:value="0.0885649183226451">
            <text:p>0.0885649183</text:p>
          </table:table-cell>
          <table:table-cell table:formula="of:=[.D6]*[.D$14]/0.362" office:value-type="float" office:value="0.373364759433029">
            <text:p>0.3733647594</text:p>
          </table:table-cell>
          <table:table-cell table:formula="of:=0.7*[.N6]+(1-[.M6]-[.N6])*[.O6]" office:value-type="float" office:value="0.276434431225771">
            <text:p>0.2764344312</text:p>
          </table:table-cell>
          <table:table-cell/>
        </table:table-row>
        <table:table-row table:style-name="ro2">
          <table:table-cell office:value-type="float" office:value="571871">
            <text:p>571871</text:p>
          </table:table-cell>
          <table:table-cell office:value-type="float" office:value="0.216748768472906">
            <text:p>0.2167487685</text:p>
          </table:table-cell>
          <table:table-cell office:value-type="float" office:value="0.0847835841584158">
            <text:p>0.0847835842</text:p>
          </table:table-cell>
          <table:table-cell office:value-type="float" office:value="0.358440740740741">
            <text:p>0.3584407407</text:p>
          </table:table-cell>
          <table:table-cell office:value-type="string">
            <text:p>L</text:p>
          </table:table-cell>
          <table:table-cell table:number-columns-repeated="2" office:value-type="float" office:value="0">
            <text:p>0</text:p>
          </table:table-cell>
          <table:table-cell table:formula="of:=[.B7]*[.B$13]/0.223" office:value-type="float" office:value="0.124361167613293">
            <text:p>0.1243611676</text:p>
          </table:table-cell>
          <table:table-cell table:formula="of:=[.C7]*[.C$13]/0.085" office:value-type="float" office:value="0.0487104965130835">
            <text:p>0.0487104965</text:p>
          </table:table-cell>
          <table:table-cell table:formula="of:=[.D7]*[.D$13]/0.362*[.A16]" office:value-type="float" office:value="0.385851685938067">
            <text:p>0.3858516859</text:p>
          </table:table-cell>
          <table:table-cell table:formula="of:=[.I7]*0.7+(1-[.H7]-[.I7])*[.J7]" office:value-type="float" office:value="0.353169040105957">
            <text:p>0.3531690401</text:p>
          </table:table-cell>
          <table:table-cell/>
          <table:table-cell table:formula="of:=[.B7]*[.B$14]/0.223" office:value-type="float" office:value="0.279858207322781">
            <text:p>0.2798582073</text:p>
          </table:table-cell>
          <table:table-cell table:formula="of:=[.C7]*[.C$14]/0.085" office:value-type="float" office:value="0.0739691182650146">
            <text:p>0.0739691183</text:p>
          </table:table-cell>
          <table:table-cell table:formula="of:=[.D7]*[.D$14]/0.362" office:value-type="float" office:value="0.357514605399733">
            <text:p>0.3575146054</text:p>
          </table:table-cell>
          <table:table-cell table:formula="of:=0.7*[.N7]+(1-[.M7]-[.N7])*[.O7]" office:value-type="float" office:value="0.282794551498079">
            <text:p>0.2827945515</text:p>
          </table:table-cell>
          <table:table-cell/>
        </table:table-row>
        <table:table-row table:style-name="ro2">
          <table:table-cell office:value-type="float" office:value="542513">
            <text:p>542513</text:p>
          </table:table-cell>
          <table:table-cell office:value-type="float" office:value="0.162599763136174">
            <text:p>0.1625997631</text:p>
          </table:table-cell>
          <table:table-cell office:value-type="float" office:value="0.0685197002086133">
            <text:p>0.0685197002</text:p>
          </table:table-cell>
          <table:table-cell office:value-type="float" office:value="0.311191964832917">
            <text:p>0.3111919648</text:p>
          </table:table-cell>
          <table:table-cell office:value-type="string">
            <text:p>S</text:p>
          </table:table-cell>
          <table:table-cell table:style-name="ce1" office:value-type="float" office:value="0.0000306306306306306">
            <text:p>3.06E-005</text:p>
          </table:table-cell>
          <table:table-cell office:value-type="float" office:value="0">
            <text:p>0</text:p>
          </table:table-cell>
          <table:table-cell table:formula="of:=[.B8]*[.B$13]/0.223" office:value-type="float" office:value="0.0932927856509924">
            <text:p>0.0932927857</text:p>
          </table:table-cell>
          <table:table-cell table:formula="of:=[.C8]*[.C$13]/0.085" office:value-type="float" office:value="0.0393664487202253">
            <text:p>0.0393664487</text:p>
          </table:table-cell>
          <table:table-cell table:formula="of:=[.D8]*[.D$13]/0.362*1" office:value-type="float" office:value="0.331017457237474">
            <text:p>0.3310174572</text:p>
          </table:table-cell>
          <table:table-cell table:formula="of:=[.I8]*0.7+(1-[.H8]-[.I8])*[.J8]" office:value-type="float" office:value="0.314661448901002">
            <text:p>0.3146614489</text:p>
          </table:table-cell>
          <table:table-cell/>
          <table:table-cell table:formula="of:=[.B8]*[.B$14]/0.223" office:value-type="float" office:value="0.209942960889703">
            <text:p>0.2099429609</text:p>
          </table:table-cell>
          <table:table-cell table:formula="of:=[.C8]*[.C$14]/0.085" office:value-type="float" office:value="0.0597797540470123">
            <text:p>0.059779754</text:p>
          </table:table-cell>
          <table:table-cell table:formula="of:=[.D8]*[.D$14]/0.362" office:value-type="float" office:value="0.310387910372272">
            <text:p>0.3103879104</text:p>
          </table:table-cell>
          <table:table-cell table:formula="of:=0.7*[.N8]+(1-[.M8]-[.N8])*[.O8]" office:value-type="float" office:value="0.268515068336037">
            <text:p>0.2685150683</text:p>
          </table:table-cell>
          <table:table-cell/>
        </table:table-row>
        <table:table-row table:style-name="ro2">
          <table:table-cell office:value-type="float" office:value="542340">
            <text:p>542340</text:p>
          </table:table-cell>
          <table:table-cell office:value-type="float" office:value="0.266880786318666">
            <text:p>0.2668807863</text:p>
          </table:table-cell>
          <table:table-cell office:value-type="float" office:value="0.0849878170659098">
            <text:p>0.0849878171</text:p>
          </table:table-cell>
          <table:table-cell office:value-type="float" office:value="0.369399004905561">
            <text:p>0.3693990049</text:p>
          </table:table-cell>
          <table:table-cell office:value-type="string">
            <text:p>S</text:p>
          </table:table-cell>
          <table:table-cell office:value-type="float" office:value="0.00372987440990469">
            <text:p>0.0037298744</text:p>
          </table:table-cell>
          <table:table-cell office:value-type="float" office:value="-0.000844326812517447">
            <text:p>-0.0008443268</text:p>
          </table:table-cell>
          <table:table-cell table:formula="of:=[.B9]*[.B$13]/0.223" office:value-type="float" office:value="0.153124774059751">
            <text:p>0.1531247741</text:p>
          </table:table-cell>
          <table:table-cell table:formula="of:=[.C9]*[.C$13]/0.085" office:value-type="float" office:value="0.0488278339248843">
            <text:p>0.0488278339</text:p>
          </table:table-cell>
          <table:table-cell table:formula="of:=[.D9]*[.D$13]/0.362*1" office:value-type="float" office:value="0.392932765393041">
            <text:p>0.3929327654</text:p>
          </table:table-cell>
          <table:table-cell table:formula="of:=[.I9]*0.7+(1-[.H9]-[.I9])*[.J9]" office:value-type="float" office:value="0.347758452406721">
            <text:p>0.3477584524</text:p>
          </table:table-cell>
          <table:table-cell/>
          <table:table-cell table:formula="of:=[.B9]*[.B$14]/0.223" office:value-type="float" office:value="0.344586864111167">
            <text:p>0.3445868641</text:p>
          </table:table-cell>
          <table:table-cell table:formula="of:=[.C9]*[.C$14]/0.085" office:value-type="float" office:value="0.0741473004949591">
            <text:p>0.0741473005</text:p>
          </table:table-cell>
          <table:table-cell table:formula="of:=[.D9]*[.D$14]/0.362" office:value-type="float" office:value="0.368444555719151">
            <text:p>0.3684445557</text:p>
          </table:table-cell>
          <table:table-cell table:formula="of:=0.7*[.N9]+(1-[.M9]-[.N9])*[.O9]" office:value-type="float" office:value="0.266067342822888">
            <text:p>0.2660673428</text:p>
          </table:table-cell>
          <table:table-cell/>
        </table:table-row>
        <table:table-row table:style-name="ro2">
          <table:table-cell office:value-type="float" office:value="502190">
            <text:p>502190</text:p>
          </table:table-cell>
          <table:table-cell office:value-type="float" office:value="0.234150640055556">
            <text:p>0.2341506401</text:p>
          </table:table-cell>
          <table:table-cell office:value-type="float" office:value="0.0662625262887266">
            <text:p>0.0662625263</text:p>
          </table:table-cell>
          <table:table-cell office:value-type="float" office:value="0.337370310179838">
            <text:p>0.3373703102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formula="of:=[.B10]*[.B$13]/0.223" office:value-type="float" office:value="0.134345616816497">
            <text:p>0.1343456168</text:p>
          </table:table-cell>
          <table:table-cell table:formula="of:=[.C10]*[.C$13]/0.085" office:value-type="float" office:value="0.0380696403410392">
            <text:p>0.0380696403</text:p>
          </table:table-cell>
          <table:table-cell table:formula="of:=[.D10]*[.D$13]/0.362*[.A17]" office:value-type="float" office:value="0.356351533842226">
            <text:p>0.3563515338</text:p>
          </table:table-cell>
          <table:table-cell table:formula="of:=[.I10]*0.7+(1-[.H10]-[.I10])*[.J10]" office:value-type="float" office:value="0.321559840735063">
            <text:p>0.3215598407</text:p>
          </table:table-cell>
          <table:table-cell/>
          <table:table-cell table:formula="of:=[.B10]*[.B$14]/0.223" office:value-type="float" office:value="0.302326877477142">
            <text:p>0.3023268775</text:p>
          </table:table-cell>
          <table:table-cell table:formula="of:=[.C10]*[.C$14]/0.085" office:value-type="float" office:value="0.057810491172812">
            <text:p>0.0578104912</text:p>
          </table:table-cell>
          <table:table-cell table:formula="of:=[.D10]*[.D$14]/0.362" office:value-type="float" office:value="0.336498616391295">
            <text:p>0.3364986164</text:p>
          </table:table-cell>
          <table:table-cell table:formula="of:=0.7*[.N10]+(1-[.M10]-[.N10])*[.O10]" office:value-type="float" office:value="0.255780233950752">
            <text:p>0.255780234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pitcher</text:p>
          </table:table-cell>
          <table:table-cell office:value-type="string">
            <text:p>totalPitcherStrikeoutRate</text:p>
          </table:table-cell>
          <table:table-cell office:value-type="string">
            <text:p>totalPitcherWalkRate</text:p>
          </table:table-cell>
          <table:table-cell office:value-type="string">
            <text:p>totalPitcherwOBA</text:p>
          </table:table-cell>
          <table:table-cell office:value-type="string">
            <text:p>throws</text:p>
          </table:table-cell>
          <table:table-cell office:value-type="string">
            <text:p>inningsPerStart</text:p>
          </table:table-cell>
          <table:table-cell table:number-columns-repeated="3"/>
          <table:table-cell office:value-type="string">
            <text:p>TeamStatvsStarter</text:p>
          </table:table-cell>
          <table:table-cell table:formula="of:=AVERAGE([.K2:.K10])" office:value-type="float" office:value="0.343333871299096">
            <text:p>0.3433338713</text:p>
          </table:table-cell>
          <table:table-cell table:number-columns-repeated="3"/>
          <table:table-cell office:value-type="string">
            <text:p>TeamStatvsBP</text:p>
          </table:table-cell>
          <table:table-cell table:formula="of:=AVERAGE([.P2:.P10])" office:value-type="float" office:value="0.271761417146643">
            <text:p>0.2717614171</text:p>
          </table:table-cell>
          <table:table-cell/>
        </table:table-row>
        <table:table-row table:style-name="ro1">
          <table:table-cell office:value-type="float" office:value="112526">
            <text:p>112526</text:p>
          </table:table-cell>
          <table:table-cell office:value-type="float" office:value="0.127947856742867">
            <text:p>0.1279478567</text:p>
          </table:table-cell>
          <table:table-cell office:value-type="float" office:value="0.0488348333549557">
            <text:p>0.0488348334</text:p>
          </table:table-cell>
          <table:table-cell office:value-type="float" office:value="0.385062382906651">
            <text:p>0.3850623829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awayRunsvsStarter=</text:p>
          </table:table-cell>
          <table:table-cell table:formula="of:=54.2*(([.K12]*[.E14])-0.006)^2.2*([.F13]/9)" office:value-type="float" office:value="3.21302270681408">
            <text:p>3.2130227068</text:p>
          </table:table-cell>
          <table:table-cell table:number-columns-repeated="3"/>
          <table:table-cell office:value-type="string">
            <text:p>awayRunsvsBP</text:p>
          </table:table-cell>
          <table:table-cell table:formula="of:=54.2*(([.P12]*[.E14])-0.006)^2.2*((9-[.F13])/9)" office:value-type="float" office:value="0.950547578012257">
            <text:p>0.950547578</text:p>
          </table:table-cell>
          <table:table-cell/>
        </table:table-row>
        <table:table-row table:style-name="ro2">
          <table:table-cell office:value-type="string">
            <text:p>Astros</text:p>
          </table:table-cell>
          <table:table-cell office:value-type="float" office:value="0.287929572438523">
            <text:p>0.2879295724</text:p>
          </table:table-cell>
          <table:table-cell office:value-type="float" office:value="0.0741579294498621">
            <text:p>0.0741579294</text:p>
          </table:table-cell>
          <table:table-cell office:value-type="float" office:value="0.361064668283097">
            <text:p>0.3610646683</text:p>
          </table:table-cell>
          <table:table-cell office:value-type="float" office:value="0.987">
            <text:p>0.987</text:p>
          </table:table-cell>
          <table:table-cell table:number-columns-repeated="6"/>
          <table:table-cell office:value-type="string">
            <text:p>AwayRuns =</text:p>
          </table:table-cell>
          <table:table-cell table:formula="of:=[.K13]+[.P13]+SUM([.F2:.F10])-SUM([.G21:.G29])*9" office:value-type="float" office:value="4.05768398698377">
            <text:p>4.057683987</text:p>
          </table:table-cell>
          <table:table-cell table:number-columns-repeated="4"/>
        </table:table-row>
        <table:table-row table:style-name="ro2">
          <table:table-cell office:value-type="float" office:value="0.938">
            <text:p>0.938</text:p>
          </table:table-cell>
          <table:table-cell office:value-type="string">
            <text:p>batterL vs Pitcher L</text:p>
          </table:table-cell>
          <table:table-cell table:number-columns-repeated="15"/>
        </table:table-row>
        <table:table-row table:style-name="ro2">
          <table:table-cell office:value-type="float" office:value="1.012">
            <text:p>1.012</text:p>
          </table:table-cell>
          <table:table-cell office:value-type="string">
            <text:p>batterL vs Pitcher R</text:p>
          </table:table-cell>
          <table:table-cell table:number-columns-repeated="15"/>
        </table:table-row>
        <table:table-row table:style-name="ro2">
          <table:table-cell office:value-type="float" office:value="0.993">
            <text:p>0.993</text:p>
          </table:table-cell>
          <table:table-cell office:value-type="string">
            <text:p>batterR vs Pitcher R</text:p>
          </table:table-cell>
          <table:table-cell table:number-columns-repeated="15"/>
        </table:table-row>
        <table:table-row table:style-name="ro2">
          <table:table-cell office:value-type="float" office:value="1.012">
            <text:p>1.012</text:p>
          </table:table-cell>
          <table:table-cell office:value-type="string">
            <text:p>batterR vs Pitcher L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float" office:value="547172">
            <text:p>547172</text:p>
          </table:table-cell>
          <table:table-cell office:value-type="float" office:value="0.168372649357528">
            <text:p>0.1683726494</text:p>
          </table:table-cell>
          <table:table-cell office:value-type="float" office:value="0.0986094434791938">
            <text:p>0.0986094435</text:p>
          </table:table-cell>
          <table:table-cell office:value-type="float" office:value="0.281740825947239">
            <text:p>0.2817408259</text:p>
          </table:table-cell>
          <table:table-cell office:value-type="string">
            <text:p>L</text:p>
          </table:table-cell>
          <table:table-cell office:value-type="float" office:value="-0.00085219298245614">
            <text:p>-0.000852193</text:p>
          </table:table-cell>
          <table:table-cell office:value-type="float" office:value="0.00497450946937383">
            <text:p>0.0049745095</text:p>
          </table:table-cell>
          <table:table-cell table:formula="of:=[.B21]*[.B$32]/0.223" office:value-type="float" office:value="0.232103943960912">
            <text:p>0.232103944</text:p>
          </table:table-cell>
          <table:table-cell table:formula="of:=[.C21]*[.C$32]/0.085" office:value-type="float" office:value="0.0754685064612215">
            <text:p>0.0754685065</text:p>
          </table:table-cell>
          <table:table-cell table:formula="of:=[.D21]*[.D$32]/0.362*[.A15]" office:value-type="float" office:value="0.263648223553281">
            <text:p>0.2636482236</text:p>
          </table:table-cell>
          <table:table-cell table:formula="of:=[.I21]*0.7+(1-[.H21]-[.I21])*[.J21]" office:value-type="float" office:value="0.235385247908411">
            <text:p>0.2353852479</text:p>
          </table:table-cell>
          <table:table-cell/>
          <table:table-cell table:formula="of:=[.B21]*[.B$33]/0.223" office:value-type="float" office:value="0.155842424680006">
            <text:p>0.1558424247</text:p>
          </table:table-cell>
          <table:table-cell table:formula="of:=[.C21]*[.C$33]/0.085" office:value-type="float" office:value="0.0986247734920262">
            <text:p>0.0986247735</text:p>
          </table:table-cell>
          <table:table-cell table:formula="of:=[.D21]*[.D$33]/0.362" office:value-type="float" office:value="0.278234877462467">
            <text:p>0.2782348775</text:p>
          </table:table-cell>
          <table:table-cell table:formula="of:=0.7*[.N21]+(1-[.M21]-[.N21])*[.O21]" office:value-type="float" office:value="0.276470569205272">
            <text:p>0.2764705692</text:p>
          </table:table-cell>
          <table:table-cell/>
        </table:table-row>
        <table:table-row table:style-name="ro2">
          <table:table-cell office:value-type="float" office:value="553988">
            <text:p>553988</text:p>
          </table:table-cell>
          <table:table-cell office:value-type="float" office:value="0.183739420715936">
            <text:p>0.1837394207</text:p>
          </table:table-cell>
          <table:table-cell office:value-type="float" office:value="0.0690452983922748">
            <text:p>0.0690452984</text:p>
          </table:table-cell>
          <table:table-cell office:value-type="float" office:value="0.300821785748827">
            <text:p>0.3008217857</text:p>
          </table:table-cell>
          <table:table-cell office:value-type="string">
            <text:p>R</text:p>
          </table:table-cell>
          <table:table-cell office:value-type="float" office:value="-0.00391136034903848">
            <text:p>-0.0039113603</text:p>
          </table:table-cell>
          <table:table-cell office:value-type="float" office:value="0.0032757948906451">
            <text:p>0.0032757949</text:p>
          </table:table-cell>
          <table:table-cell table:formula="of:=[.B22]*[.B$32]/0.223" office:value-type="float" office:value="0.25328724333787">
            <text:p>0.2532872433</text:p>
          </table:table-cell>
          <table:table-cell table:formula="of:=[.C22]*[.C$32]/0.085" office:value-type="float" office:value="0.0528422569277942">
            <text:p>0.0528422569</text:p>
          </table:table-cell>
          <table:table-cell table:formula="of:=[.D22]*[.D$32]/0.362*[.A18]" office:value-type="float" office:value="0.303712051329544">
            <text:p>0.3037120513</text:p>
          </table:table-cell>
          <table:table-cell table:formula="of:=[.I22]*0.7+(1-[.H22]-[.I22])*[.J22]" office:value-type="float" office:value="0.247726412680827">
            <text:p>0.2477264127</text:p>
          </table:table-cell>
          <table:table-cell/>
          <table:table-cell table:formula="of:=[.B22]*[.B$33]/0.223" office:value-type="float" office:value="0.170065607109786">
            <text:p>0.1700656071</text:p>
          </table:table-cell>
          <table:table-cell table:formula="of:=[.C22]*[.C$33]/0.085" office:value-type="float" office:value="0.069056032306523">
            <text:p>0.0690560323</text:p>
          </table:table-cell>
          <table:table-cell table:formula="of:=[.D22]*[.D$33]/0.362" office:value-type="float" office:value="0.297078396126869">
            <text:p>0.2970783961</text:p>
          </table:table-cell>
          <table:table-cell table:formula="of:=0.7*[.N22]+(1-[.M22]-[.N22])*[.O22]" office:value-type="float" office:value="0.274379745624411">
            <text:p>0.2743797456</text:p>
          </table:table-cell>
          <table:table-cell/>
        </table:table-row>
        <table:table-row table:style-name="ro2">
          <table:table-cell office:value-type="float" office:value="546318">
            <text:p>546318</text:p>
          </table:table-cell>
          <table:table-cell office:value-type="float" office:value="0.213155989910071">
            <text:p>0.2131559899</text:p>
          </table:table-cell>
          <table:table-cell office:value-type="float" office:value="0.0575307234414185">
            <text:p>0.0575307234</text:p>
          </table:table-cell>
          <table:table-cell office:value-type="float" office:value="0.342697120104056">
            <text:p>0.3426971201</text:p>
          </table:table-cell>
          <table:table-cell office:value-type="string">
            <text:p>L</text:p>
          </table:table-cell>
          <table:table-cell office:value-type="float" office:value="0.00101831954324613">
            <text:p>0.0010183195</text:p>
          </table:table-cell>
          <table:table-cell table:style-name="ce1" office:value-type="float" office:value="-0.0000389063259478909">
            <text:p>-3.89E-005</text:p>
          </table:table-cell>
          <table:table-cell table:formula="of:=[.B23]*[.B$32]/0.223" office:value-type="float" office:value="0.29383837651663">
            <text:p>0.2938383765</text:p>
          </table:table-cell>
          <table:table-cell table:formula="of:=[.C23]*[.C$32]/0.085" office:value-type="float" office:value="0.0440298375142289">
            <text:p>0.0440298375</text:p>
          </table:table-cell>
          <table:table-cell table:formula="of:=[.D23]*[.D$32]/0.362*[.A15]" office:value-type="float" office:value="0.320690076166596">
            <text:p>0.3206900762</text:p>
          </table:table-cell>
          <table:table-cell table:formula="of:=[.I23]*0.7+(1-[.H23]-[.I23])*[.J23]" office:value-type="float" office:value="0.243159979134729">
            <text:p>0.2431599791</text:p>
          </table:table-cell>
          <table:table-cell/>
          <table:table-cell table:formula="of:=[.B23]*[.B$33]/0.223" office:value-type="float" office:value="0.197293007085222">
            <text:p>0.1972930071</text:p>
          </table:table-cell>
          <table:table-cell table:formula="of:=[.C23]*[.C$33]/0.085" office:value-type="float" office:value="0.0575396672778047">
            <text:p>0.0575396673</text:p>
          </table:table-cell>
          <table:table-cell table:formula="of:=[.D23]*[.D$33]/0.362" office:value-type="float" office:value="0.338432638927339">
            <text:p>0.3384326389</text:p>
          </table:table-cell>
          <table:table-cell table:formula="of:=0.7*[.N23]+(1-[.M23]-[.N23])*[.O23]" office:value-type="float" office:value="0.292466711552212">
            <text:p>0.2924667116</text:p>
          </table:table-cell>
          <table:table-cell/>
        </table:table-row>
        <table:table-row table:style-name="ro2">
          <table:table-cell office:value-type="float" office:value="592885">
            <text:p>592885</text:p>
          </table:table-cell>
          <table:table-cell office:value-type="float" office:value="0.201775470051078">
            <text:p>0.2017754701</text:p>
          </table:table-cell>
          <table:table-cell office:value-type="float" office:value="0.0994263409265659">
            <text:p>0.0994263409</text:p>
          </table:table-cell>
          <table:table-cell office:value-type="float" office:value="0.459808966193842">
            <text:p>0.4598089662</text:p>
          </table:table-cell>
          <table:table-cell office:value-type="string">
            <text:p>L</text:p>
          </table:table-cell>
          <table:table-cell office:value-type="float" office:value="0.00594274000154715">
            <text:p>0.00594274</text:p>
          </table:table-cell>
          <table:table-cell office:value-type="float" office:value="0.000765889218267034">
            <text:p>0.0007658892</text:p>
          </table:table-cell>
          <table:table-cell table:formula="of:=[.B24]*[.B$32]/0.223" office:value-type="float" office:value="0.278150178025503">
            <text:p>0.278150178</text:p>
          </table:table-cell>
          <table:table-cell table:formula="of:=[.C24]*[.C$32]/0.085" office:value-type="float" office:value="0.0760937004397086">
            <text:p>0.0760937004</text:p>
          </table:table-cell>
          <table:table-cell table:formula="of:=[.D24]*[.D$32]/0.362*[.A15]" office:value-type="float" office:value="0.430281329314976">
            <text:p>0.4302813293</text:p>
          </table:table-cell>
          <table:table-cell table:formula="of:=[.I24]*0.7+(1-[.H24]-[.I24])*[.J24]" office:value-type="float" office:value="0.331122392695068">
            <text:p>0.3311223927</text:p>
          </table:table-cell>
          <table:table-cell/>
          <table:table-cell table:formula="of:=[.B24]*[.B$33]/0.223" office:value-type="float" office:value="0.186759420925522">
            <text:p>0.1867594209</text:p>
          </table:table-cell>
          <table:table-cell table:formula="of:=[.C24]*[.C$33]/0.085" office:value-type="float" office:value="0.0994417979358391">
            <text:p>0.0994417979</text:p>
          </table:table-cell>
          <table:table-cell table:formula="of:=[.D24]*[.D$33]/0.362" office:value-type="float" office:value="0.454087159484104">
            <text:p>0.4540871595</text:p>
          </table:table-cell>
          <table:table-cell table:formula="of:=0.7*[.N24]+(1-[.M24]-[.N24])*[.O24]" office:value-type="float" office:value="0.393736119525548">
            <text:p>0.3937361195</text:p>
          </table:table-cell>
          <table:table-cell/>
        </table:table-row>
        <table:table-row table:style-name="ro2">
          <table:table-cell office:value-type="float" office:value="592885">
            <text:p>592885</text:p>
          </table:table-cell>
          <table:table-cell office:value-type="float" office:value="0.201775470051078">
            <text:p>0.2017754701</text:p>
          </table:table-cell>
          <table:table-cell office:value-type="float" office:value="0.0994263409265659">
            <text:p>0.0994263409</text:p>
          </table:table-cell>
          <table:table-cell office:value-type="float" office:value="0.459808966193842">
            <text:p>0.4598089662</text:p>
          </table:table-cell>
          <table:table-cell office:value-type="string">
            <text:p>L</text:p>
          </table:table-cell>
          <table:table-cell office:value-type="float" office:value="0.00594274000154715">
            <text:p>0.00594274</text:p>
          </table:table-cell>
          <table:table-cell office:value-type="float" office:value="-0.00440428133176495">
            <text:p>-0.0044042813</text:p>
          </table:table-cell>
          <table:table-cell table:formula="of:=[.B25]*[.B$32]/0.223" office:value-type="float" office:value="0.278150178025503">
            <text:p>0.278150178</text:p>
          </table:table-cell>
          <table:table-cell table:formula="of:=[.C25]*[.C$32]/0.085" office:value-type="float" office:value="0.0760937004397086">
            <text:p>0.0760937004</text:p>
          </table:table-cell>
          <table:table-cell table:formula="of:=[.D25]*[.D$32]/0.362*[.A15]" office:value-type="float" office:value="0.430281329314976">
            <text:p>0.4302813293</text:p>
          </table:table-cell>
          <table:table-cell table:formula="of:=[.I25]*0.7+(1-[.H25]-[.I25])*[.J25]" office:value-type="float" office:value="0.331122392695068">
            <text:p>0.3311223927</text:p>
          </table:table-cell>
          <table:table-cell/>
          <table:table-cell table:formula="of:=[.B25]*[.B$33]/0.223" office:value-type="float" office:value="0.186759420925522">
            <text:p>0.1867594209</text:p>
          </table:table-cell>
          <table:table-cell table:formula="of:=[.C25]*[.C$33]/0.085" office:value-type="float" office:value="0.0994417979358391">
            <text:p>0.0994417979</text:p>
          </table:table-cell>
          <table:table-cell table:formula="of:=[.D25]*[.D$33]/0.362" office:value-type="float" office:value="0.454087159484104">
            <text:p>0.4540871595</text:p>
          </table:table-cell>
          <table:table-cell table:formula="of:=0.7*[.N25]+(1-[.M25]-[.N25])*[.O25]" office:value-type="float" office:value="0.393736119525548">
            <text:p>0.3937361195</text:p>
          </table:table-cell>
          <table:table-cell/>
        </table:table-row>
        <table:table-row table:style-name="ro2">
          <table:table-cell office:value-type="float" office:value="571951">
            <text:p>571951</text:p>
          </table:table-cell>
          <table:table-cell office:value-type="float" office:value="0.254984641332639">
            <text:p>0.2549846413</text:p>
          </table:table-cell>
          <table:table-cell office:value-type="float" office:value="0.0731794687889124">
            <text:p>0.0731794688</text:p>
          </table:table-cell>
          <table:table-cell office:value-type="float" office:value="0.349813330366084">
            <text:p>0.3498133304</text:p>
          </table:table-cell>
          <table:table-cell office:value-type="string">
            <text:p>L</text:p>
          </table:table-cell>
          <table:table-cell table:number-columns-repeated="2" office:value-type="float" office:value="0">
            <text:p>0</text:p>
          </table:table-cell>
          <table:table-cell table:formula="of:=[.B26]*[.B$32]/0.223" office:value-type="float" office:value="0.351499730678307">
            <text:p>0.3514997307</text:p>
          </table:table-cell>
          <table:table-cell table:formula="of:=[.C26]*[.C$32]/0.085" office:value-type="float" office:value="0.0560062507024499">
            <text:p>0.0560062507</text:p>
          </table:table-cell>
          <table:table-cell table:formula="of:=[.D26]*[.D$32]/0.362*[.A15]" office:value-type="float" office:value="0.327349303446517">
            <text:p>0.3273493034</text:p>
          </table:table-cell>
          <table:table-cell table:formula="of:=[.I26]*0.7+(1-[.H26]-[.I26])*[.J26]" office:value-type="float" office:value="0.233156879782952">
            <text:p>0.2331568798</text:p>
          </table:table-cell>
          <table:table-cell/>
          <table:table-cell table:formula="of:=[.B26]*[.B$33]/0.223" office:value-type="float" office:value="0.236008787134188">
            <text:p>0.2360087871</text:p>
          </table:table-cell>
          <table:table-cell table:formula="of:=[.C26]*[.C$33]/0.085" office:value-type="float" office:value="0.0731908454092037">
            <text:p>0.0731908454</text:p>
          </table:table-cell>
          <table:table-cell table:formula="of:=[.D26]*[.D$33]/0.362" office:value-type="float" office:value="0.345460295936562">
            <text:p>0.3454602959</text:p>
          </table:table-cell>
          <table:table-cell table:formula="of:=0.7*[.N26]+(1-[.M26]-[.N26])*[.O26]" office:value-type="float" office:value="0.289877691161089">
            <text:p>0.2898776912</text:p>
          </table:table-cell>
          <table:table-cell/>
        </table:table-row>
        <table:table-row table:style-name="ro2">
          <table:table-cell office:value-type="float" office:value="592662">
            <text:p>592662</text:p>
          </table:table-cell>
          <table:table-cell office:value-type="float" office:value="0.374096227230759">
            <text:p>0.3740962272</text:p>
          </table:table-cell>
          <table:table-cell office:value-type="float" office:value="0.0570574202430699">
            <text:p>0.0570574202</text:p>
          </table:table-cell>
          <table:table-cell office:value-type="float" office:value="0.324209097569699">
            <text:p>0.3242090976</text:p>
          </table:table-cell>
          <table:table-cell office:value-type="string">
            <text:p>L</text:p>
          </table:table-cell>
          <table:table-cell table:number-columns-repeated="2" office:value-type="float" office:value="0">
            <text:p>0</text:p>
          </table:table-cell>
          <table:table-cell table:formula="of:=[.B27]*[.B$32]/0.223" office:value-type="float" office:value="0.515696641304139">
            <text:p>0.5156966413</text:p>
          </table:table-cell>
          <table:table-cell table:formula="of:=[.C27]*[.C$32]/0.085" office:value-type="float" office:value="0.0436676056201788">
            <text:p>0.0436676056</text:p>
          </table:table-cell>
          <table:table-cell table:formula="of:=[.D27]*[.D$32]/0.362*[.A15]" office:value-type="float" office:value="0.30338930237278">
            <text:p>0.3033893024</text:p>
          </table:table-cell>
          <table:table-cell table:formula="of:=[.I27]*0.7+(1-[.H27]-[.I27])*[.J27]" office:value-type="float" office:value="0.164251497660261">
            <text:p>0.1642514977</text:p>
          </table:table-cell>
          <table:table-cell/>
          <table:table-cell table:formula="of:=[.B27]*[.B$33]/0.223" office:value-type="float" office:value="0.346256136835429">
            <text:p>0.3462561368</text:p>
          </table:table-cell>
          <table:table-cell table:formula="of:=[.C27]*[.C$33]/0.085" office:value-type="float" office:value="0.057066290498835">
            <text:p>0.0570662905</text:p>
          </table:table-cell>
          <table:table-cell table:formula="of:=[.D27]*[.D$33]/0.362" office:value-type="float" office:value="0.320174679091112">
            <text:p>0.3201746791</text:p>
          </table:table-cell>
          <table:table-cell table:formula="of:=0.7*[.N27]+(1-[.M27]-[.N27])*[.O27]" office:value-type="float" office:value="0.2309874536983">
            <text:p>0.2309874537</text:p>
          </table:table-cell>
          <table:table-cell/>
        </table:table-row>
        <table:table-row table:style-name="ro2">
          <table:table-cell office:value-type="float" office:value="572191">
            <text:p>572191</text:p>
          </table:table-cell>
          <table:table-cell office:value-type="float" office:value="0.309457266306818">
            <text:p>0.3094572663</text:p>
          </table:table-cell>
          <table:table-cell office:value-type="float" office:value="0.0682354013160314">
            <text:p>0.0682354013</text:p>
          </table:table-cell>
          <table:table-cell office:value-type="float" office:value="0.370130497021508">
            <text:p>0.370130497</text:p>
          </table:table-cell>
          <table:table-cell office:value-type="string">
            <text:p>R</text:p>
          </table:table-cell>
          <table:table-cell office:value-type="float" office:value="0.00682066498316498">
            <text:p>0.006820665</text:p>
          </table:table-cell>
          <table:table-cell office:value-type="float" office:value="0.00702691932319292">
            <text:p>0.0070269193</text:p>
          </table:table-cell>
          <table:table-cell table:formula="of:=[.B28]*[.B$32]/0.223" office:value-type="float" office:value="0.426590971106337">
            <text:p>0.4265909711</text:p>
          </table:table-cell>
          <table:table-cell table:formula="of:=[.C28]*[.C$32]/0.085" office:value-type="float" office:value="0.0522224205249623">
            <text:p>0.0522224205</text:p>
          </table:table-cell>
          <table:table-cell table:formula="of:=[.D28]*[.D$32]/0.362*[.A18]" office:value-type="float" office:value="0.373686673756687">
            <text:p>0.3736866738</text:p>
          </table:table-cell>
          <table:table-cell table:formula="of:=[.I28]*0.7+(1-[.H28]-[.I28])*[.J28]" office:value-type="float" office:value="0.231316184455303">
            <text:p>0.2313161845</text:p>
          </table:table-cell>
          <table:table-cell/>
          <table:table-cell table:formula="of:=[.B28]*[.B$33]/0.223" office:value-type="float" office:value="0.28642758132109">
            <text:p>0.2864275813</text:p>
          </table:table-cell>
          <table:table-cell table:formula="of:=[.C28]*[.C$33]/0.085" office:value-type="float" office:value="0.0682460093221299">
            <text:p>0.0682460093</text:p>
          </table:table-cell>
          <table:table-cell table:formula="of:=[.D28]*[.D$33]/0.362" office:value-type="float" office:value="0.365524638247446">
            <text:p>0.3655246382</text:p>
          </table:table-cell>
          <table:table-cell table:formula="of:=0.7*[.N28]+(1-[.M28]-[.N28])*[.O28]" office:value-type="float" office:value="0.283654908857151">
            <text:p>0.2836549089</text:p>
          </table:table-cell>
          <table:table-cell/>
        </table:table-row>
        <table:table-row table:style-name="ro2">
          <table:table-cell office:value-type="float" office:value="592518">
            <text:p>592518</text:p>
          </table:table-cell>
          <table:table-cell office:value-type="float" office:value="0.151712289785667">
            <text:p>0.1517122898</text:p>
          </table:table-cell>
          <table:table-cell office:value-type="float" office:value="0.0791566838113089">
            <text:p>0.0791566838</text:p>
          </table:table-cell>
          <table:table-cell office:value-type="float" office:value="0.403403598743642">
            <text:p>0.4034035987</text:p>
          </table:table-cell>
          <table:table-cell office:value-type="string">
            <text:p>R</text:p>
          </table:table-cell>
          <table:table-cell office:value-type="float" office:value="-0.0025438482451299">
            <text:p>-0.0025438482</text:p>
          </table:table-cell>
          <table:table-cell office:value-type="float" office:value="0.000800729927007299">
            <text:p>0.0008007299</text:p>
          </table:table-cell>
          <table:table-cell table:formula="of:=[.B29]*[.B$32]/0.223" office:value-type="float" office:value="0.209137415969631">
            <text:p>0.209137416</text:p>
          </table:table-cell>
          <table:table-cell table:formula="of:=[.C29]*[.C$32]/0.085" office:value-type="float" office:value="0.0605807769812948">
            <text:p>0.060580777</text:p>
          </table:table-cell>
          <table:table-cell table:formula="of:=[.D29]*[.D$32]/0.362*[.A18]" office:value-type="float" office:value="0.407279460106821">
            <text:p>0.4072794601</text:p>
          </table:table-cell>
          <table:table-cell table:formula="of:=[.I29]*0.7+(1-[.H29]-[.I29])*[.J29]" office:value-type="float" office:value="0.339835323987687">
            <text:p>0.339835324</text:p>
          </table:table-cell>
          <table:table-cell/>
          <table:table-cell table:formula="of:=[.B29]*[.B$33]/0.223" office:value-type="float" office:value="0.140421922350044">
            <text:p>0.1404219224</text:p>
          </table:table-cell>
          <table:table-cell table:formula="of:=[.C29]*[.C$33]/0.085" office:value-type="float" office:value="0.0791689896608887">
            <text:p>0.0791689897</text:p>
          </table:table-cell>
          <table:table-cell table:formula="of:=[.D29]*[.D$33]/0.362" office:value-type="float" office:value="0.398383693548816">
            <text:p>0.3983836935</text:p>
          </table:table-cell>
          <table:table-cell table:formula="of:=0.7*[.N29]+(1-[.M29]-[.N29])*[.O29]" office:value-type="float" office:value="0.36632054771477">
            <text:p>0.3663205477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TeamStatvsStarter</text:p>
          </table:table-cell>
          <table:table-cell table:formula="of:=AVERAGE([.K21:.K29])" office:value-type="float" office:value="0.261897367888923">
            <text:p>0.2618973679</text:p>
          </table:table-cell>
          <table:table-cell table:number-columns-repeated="3"/>
          <table:table-cell office:value-type="string">
            <text:p>TeamStatvsBP</text:p>
          </table:table-cell>
          <table:table-cell table:formula="of:=AVERAGE([.P21:.P29])" office:value-type="float" office:value="0.311292207429367">
            <text:p>0.3112922074</text:p>
          </table:table-cell>
          <table:table-cell/>
        </table:table-row>
        <table:table-row table:style-name="ro1">
          <table:table-cell office:value-type="float" office:value="424144">
            <text:p>424144</text:p>
          </table:table-cell>
          <table:table-cell office:value-type="float" office:value="0.307408475787396">
            <text:p>0.3074084758</text:p>
          </table:table-cell>
          <table:table-cell office:value-type="float" office:value="0.0650528268173152">
            <text:p>0.0650528268</text:p>
          </table:table-cell>
          <table:table-cell office:value-type="float" office:value="0.361144327800713">
            <text:p>0.3611443278</text:p>
          </table:table-cell>
          <table:table-cell office:value-type="string">
            <text:p>L</text:p>
          </table:table-cell>
          <table:table-cell office:value-type="float" office:value="5.4">
            <text:p>5.4</text:p>
          </table:table-cell>
          <table:table-cell table:number-columns-repeated="3"/>
          <table:table-cell office:value-type="string">
            <text:p>homeRunsVsStarter</text:p>
          </table:table-cell>
          <table:table-cell table:formula="of:=54.2*(([.K31]*[.E14])+0.006)^2.2*([.F32]/9)" office:value-type="float" office:value="1.74365541377733">
            <text:p>1.7436554138</text:p>
          </table:table-cell>
          <table:table-cell table:number-columns-repeated="3"/>
          <table:table-cell office:value-type="string">
            <text:p>homeRunsvsBP</text:p>
          </table:table-cell>
          <table:table-cell table:formula="of:=54.2*(([.P31]*[.E14])+0.006)^2.2*(9-[.F32])/9" office:value-type="float" office:value="1.68657496360518">
            <text:p>1.6865749636</text:p>
          </table:table-cell>
          <table:table-cell/>
        </table:table-row>
        <table:table-row table:style-name="ro2">
          <table:table-cell office:value-type="string">
            <text:p>Royals</text:p>
          </table:table-cell>
          <table:table-cell office:value-type="float" office:value="0.206404429913352">
            <text:p>0.2064044299</text:p>
          </table:table-cell>
          <table:table-cell office:value-type="float" office:value="0.0850132142626992">
            <text:p>0.0850132143</text:p>
          </table:table-cell>
          <table:table-cell office:value-type="float" office:value="0.357495316139503">
            <text:p>0.3574953161</text:p>
          </table:table-cell>
          <table:table-cell office:value-type="float" office:value="1.01">
            <text:p>1.01</text:p>
          </table:table-cell>
          <table:table-cell table:number-columns-repeated="6"/>
          <table:table-cell office:value-type="string">
            <text:p>HomeRuns =</text:p>
          </table:table-cell>
          <table:table-cell table:formula="of:=[.K32]+[.P32]+SUM([.F21:.F29])-SUM([.G2:.G10])*9" office:value-type="float" office:value="3.46354852292174">
            <text:p>3.4635485229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LineExp =</text:p>
          </table:table-cell>
          <table:table-cell table:formula="of:=(([.M33]+[.M14])/1)^0.284" office:value-type="float" office:value="1.77364247284349">
            <text:p>1.7736424728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winPercent =</text:p>
          </table:table-cell>
          <table:table-cell table:formula="of:=MAX([.M33];[.M14])^[.K35]/([.M14]^[.K35]+[.M33]^[.K35])" office:value-type="float" office:value="0.569742539575261">
            <text:p>0.5697425396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Line = </text:p>
          </table:table-cell>
          <table:table-cell table:formula="of:=[.K36]*100/(1-[.K36])" office:value-type="float" office:value="132.418979792431">
            <text:p>132.4189797924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if homeRuns &gt; awayRuns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then Line = -1*Line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Not the case here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9"/>
          <table:table-cell office:value-type="string">
            <text:p>Total = </text:p>
          </table:table-cell>
          <table:table-cell table:formula="of:=([.M33]+[.M14])*0.96" office:value-type="float" office:value="7.22038320950929">
            <text:p>7.220383209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3/11/2019</text:date>, <text:time>23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Gibson</meta:initial-creator>
    <meta:creation-date>2019-03-11T18:48:16</meta:creation-date>
    <dc:date>2019-03-11T23:21:41</dc:date>
    <dc:creator>Aaron Gibson</dc:creator>
    <meta:editing-duration>PT19S</meta:editing-duration>
    <meta:editing-cycles>1</meta:editing-cycles>
    <meta:document-statistic meta:table-count="3" meta:cell-count="352" meta:object-count="0"/>
    <meta:generator>OpenOffice/4.1.3$Unix OpenOffice.org_project/413m1$Build-9783</meta:generator>
  </office:meta>
</office:document-meta>
</file>